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a2174" officeooo:paragraph-rsid="001a2174"/>
    </style:style>
    <style:style style:name="P8" style:family="paragraph" style:parent-style-name="Standard">
      <style:text-properties officeooo:rsid="001cff95" officeooo:paragraph-rsid="001cff95"/>
    </style:style>
    <style:style style:name="P9" style:family="paragraph" style:parent-style-name="Standard">
      <style:text-properties officeooo:rsid="001dade3" officeooo:paragraph-rsid="001dade3"/>
    </style:style>
    <style:style style:name="P10" style:family="paragraph" style:parent-style-name="Standard">
      <style:text-properties officeooo:rsid="001dade3" officeooo:paragraph-rsid="0020733e"/>
    </style:style>
    <style:style style:name="P11" style:family="paragraph" style:parent-style-name="Standard">
      <style:text-properties officeooo:rsid="001dade3" officeooo:paragraph-rsid="00241c68"/>
    </style:style>
    <style:style style:name="P12" style:family="paragraph" style:parent-style-name="Standard">
      <style:text-properties officeooo:rsid="001dade3" officeooo:paragraph-rsid="0025d15c"/>
    </style:style>
    <style:style style:name="P13" style:family="paragraph" style:parent-style-name="Standard">
      <style:text-properties officeooo:rsid="001dade3" officeooo:paragraph-rsid="0031fa57"/>
    </style:style>
    <style:style style:name="P14" style:family="paragraph" style:parent-style-name="Standard">
      <style:text-properties officeooo:rsid="001dade3" officeooo:paragraph-rsid="0045936a"/>
    </style:style>
    <style:style style:name="P15" style:family="paragraph" style:parent-style-name="Standard">
      <style:text-properties officeooo:rsid="0028c0fc" officeooo:paragraph-rsid="0028c0fc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4a392f" officeooo:paragraph-rsid="004a392f"/>
    </style:style>
    <style:style style:name="P18" style:family="paragraph" style:parent-style-name="Heading_20_1">
      <style:paragraph-properties fo:break-before="page"/>
      <style:text-properties officeooo:rsid="0050aed0" officeooo:paragraph-rsid="0050aed0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1dade3" officeooo:paragraph-rsid="0048dfd1"/>
    </style:style>
    <style:style style:name="P21" style:family="paragraph" style:parent-style-name="Standard">
      <style:text-properties officeooo:rsid="001dade3" officeooo:paragraph-rsid="00544a56"/>
    </style:style>
    <style:style style:name="P22" style:family="paragraph" style:parent-style-name="Standard">
      <style:text-properties officeooo:paragraph-rsid="0048dfd1"/>
    </style:style>
    <style:style style:name="P23" style:family="paragraph" style:parent-style-name="Standard">
      <style:text-properties officeooo:rsid="004a392f" officeooo:paragraph-rsid="004a392f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af84f"/>
    </style:style>
    <style:style style:name="T5" style:family="text">
      <style:text-properties officeooo:rsid="001c9244"/>
    </style:style>
    <style:style style:name="T6" style:family="text">
      <style:text-properties officeooo:rsid="001e021d"/>
    </style:style>
    <style:style style:name="T7" style:family="text">
      <style:text-properties officeooo:rsid="001e79b9"/>
    </style:style>
    <style:style style:name="T8" style:family="text">
      <style:text-properties officeooo:rsid="0020733e"/>
    </style:style>
    <style:style style:name="T9" style:family="text">
      <style:text-properties officeooo:rsid="002225da"/>
    </style:style>
    <style:style style:name="T10" style:family="text">
      <style:text-properties officeooo:rsid="0022b36c"/>
    </style:style>
    <style:style style:name="T11" style:family="text">
      <style:text-properties officeooo:rsid="00241c68"/>
    </style:style>
    <style:style style:name="T12" style:family="text">
      <style:text-properties officeooo:rsid="002eb898"/>
    </style:style>
    <style:style style:name="T13" style:family="text">
      <style:text-properties officeooo:rsid="003d77e7"/>
    </style:style>
    <style:style style:name="T14" style:family="text">
      <style:text-properties officeooo:rsid="003e1df9"/>
    </style:style>
    <style:style style:name="T15" style:family="text">
      <style:text-properties officeooo:rsid="00447eba"/>
    </style:style>
    <style:style style:name="T16" style:family="text">
      <style:text-properties officeooo:rsid="0048dfd1"/>
    </style:style>
    <style:style style:name="T17" style:family="text">
      <style:text-properties officeooo:rsid="004b1398"/>
    </style:style>
    <style:style style:name="T18" style:family="text">
      <style:text-properties officeooo:rsid="004c2971"/>
    </style:style>
    <style:style style:name="T19" style:family="text">
      <style:text-properties officeooo:rsid="004e209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5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7">The division rule:</text:p>
      <text:p text:style-name="P6"><text:line-break/><draw:frame draw:style-name="fr1" draw:name="Object6" text:anchor-type="as-char" svg:y="-0.2929in" svg:width="3.9929in" svg:height="0.4902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text:line-break/><text:span text:style-name="T4">The way we encode position, velocity and acceleration into nilpotent is as following:</text:span></text:p>
      <text:p text:style-name="P6"/>
      <text:p text:style-name="P6"><draw:frame draw:style-name="fr1" draw:name="Object5" text:anchor-type="as-char" svg:y="-0.2437in" svg:width="2.2736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line-break/><text:line-break/><text:span text:style-name="T5">This is based on the assumption that velocity and acceleration is for the next unit of time.</text:span></text:p>
      <text:p text:style-name="P6"/>
      <text:p text:style-name="P8">The rules of nilpotent are the same concerning the first element, which makes it possible to encode momentum if we want to:</text:p>
      <text:p text:style-name="P8"/>
      <text:p text:style-name="P8"><draw:frame draw:style-name="fr1" draw:name="Object7" text:anchor-type="as-char" svg:y="-0.2445in" svg:width="2.7752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16" text:outline-level="1">Physical Update</text:h>
      <text:p text:style-name="P23"><text:span text:style-name="T17">W</text:span>e assume the time unit is small enough to ignore f<text:span text:style-name="T18">orces that vary with velocity</text:span>:</text:p>
      <text:p text:style-name="P9"/>
      <text:p text:style-name="P10"><draw:frame draw:style-name="fr1" draw:name="Object9" text:anchor-type="as-char" svg:y="-0.3465in" svg:width="1.3362in" svg:height="0.6346in" draw:z-index="10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8">When we put this together we get:</text:span></text:p>
      <text:p text:style-name="P10"/>
      <text:p text:style-name="P10"><draw:frame draw:style-name="fr1" draw:name="Object14" text:anchor-type="as-char" svg:y="-0.2437in" svg:width="1.5429in" svg:height="0.3929in" draw:z-index="11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8">If we store velocity and acceleration for one time unit in a nilpotent number 'p', we have:</text:span></text:p>
      <text:p text:style-name="P10"/>
      <text:p text:style-name="P10"><draw:frame draw:style-name="fr1" draw:name="Object15" text:anchor-type="as-char" svg:y="-0.1484in" svg:width="0.9252in" svg:height="0.2091in" draw:z-index="12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9">To update the velocity we can use the formula:</text:span></text:p>
      <text:p text:style-name="P10"/>
      <text:p text:style-name="P11"><draw:frame draw:style-name="fr1" draw:name="Object16" text:anchor-type="as-char" svg:y="-0.1484in" svg:width="1.0602in" svg:height="0.2091in" draw:z-index="13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10">We also need to update the last part because the velocity is changing:</text:span><text:line-break/><text:line-break/><draw:frame draw:style-name="fr1" draw:name="Object17" text:anchor-type="as-char" svg:y="-0.2437in" svg:width="1.5063in" svg:height="0.3929in" draw:z-index="14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10">Putting this together we get a this formula:</text:span><text:line-break/><text:line-break/><draw:frame draw:style-name="fr1" draw:name="Object18" text:anchor-type="as-char" svg:y="-0.172in" svg:width="3.2181in" svg:height="0.2327in" draw:z-index="15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1">We can write this using 5 operations without any multiplication:</text:span></text:p>
      <text:p text:style-name="P11"/>
      <text:p text:style-name="P12"><draw:frame draw:style-name="fr1" draw:name="Object19" text:anchor-type="as-char" svg:y="-0.172in" svg:width="4.4063in" svg:height="0.2335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5">If we need to compute the state <text:span text:style-name="T12">after 'n' time units, it can be done very fast using bit shift:</text:span></text:p>
      <text:p text:style-name="P13"/>
      <text:p text:style-name="P13"><draw:frame draw:style-name="fr1" draw:name="Object24" text:anchor-type="as-char" svg:y="-0.172in" svg:width="5.828in" svg:height="0.2335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3">From the formula above we see that we can give 'p' discrete coefficients. </text:span></text:p>
      <text:h text:style-name="P17" text:outline-level="1">Dry Friction</text:h>
      <text:p text:style-name="P19"><text:span text:style-name="T19">This friction</text:span> is proportional to the normal force:</text:p>
      <text:p text:style-name="P9"/>
      <text:p text:style-name="P9"><draw:frame draw:style-name="fr1" draw:name="Object10" text:anchor-type="as-char" svg:y="-0.1484in" svg:width="0.6118in" svg:height="0.1909in" draw:z-index="8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6">For example in the case of a moving car we have:</text:span></text:p>
      <text:p text:style-name="P9"/>
      <text:p text:style-name="P9"><draw:frame draw:style-name="fr1" draw:name="Object11" text:anchor-type="as-char" svg:y="-0.1484in" svg:width="0.7154in" svg:height="0.1909in" draw:z-index="9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7">If the car is driven forward with an engine the net force is:</text:span></text:p>
      <text:p text:style-name="P9"/>
      <text:p text:style-name="P14"><draw:frame draw:style-name="fr1" draw:name="Object12" text:anchor-type="as-char" svg:y="-0.2339in" svg:width="2.1311in" svg:height="0.4339in" draw:z-index="19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5">If the force from the engine is less the normal friction, the car will not move:</text:span></text:p>
      <text:p text:style-name="P14"/>
      <text:p text:style-name="P20"><draw:frame draw:style-name="fr1" draw:name="Object21" text:anchor-type="as-char" svg:y="-0.2693in" svg:width="4.9862in" svg:height="0.4189in" draw:z-index="21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20"/>
      <text:h text:style-name="P18" text:outline-level="1">Skin Friction</text:h>
      <text:p text:style-name="P22"><text:span text:style-name="T14">This friction is proportional to velocity, such as the air drag around a car:</text:span></text:p>
      <text:p text:style-name="P9"/>
      <text:p text:style-name="P21"><draw:frame draw:style-name="fr1" draw:name="Object20" text:anchor-type="as-char" svg:y="-0.3346in" svg:width="0.9728in" svg:height="0.6346in" draw:z-index="18"><draw:object xlink:href="./Object 20" xlink:type="simple" xlink:show="embed" xlink:actuate="onLoad"/><draw:image xlink:href="./ObjectReplacements/Object 20" xlink:type="simple" xlink:show="embed" xlink:actuate="onLoad"/></draw:frame><text:line-break/><text:line-break/><draw:frame draw:style-name="fr2" draw:name="Object13" text:anchor-type="as-char" svg:y="-0.2445in" svg:width="2.6016in" svg:height="0.3937in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20"><draw:frame draw:style-name="fr2" draw:name="Object22" text:anchor-type="as-char" svg:y="-0.172in" svg:width="2.1555in" svg:height="0.2327in" draw:z-index="20"><draw:object xlink:href="./Object 22" xlink:type="simple" xlink:show="embed" xlink:actuate="onLoad"/><draw:image xlink:href="./ObjectReplacements/Object 22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1T07:55:03.531204000</dc:date>
    <meta:editing-duration>PT4H22M59S</meta:editing-duration>
    <meta:editing-cycles>58</meta:editing-cycles>
    <meta:generator>LibreOffice/4.1.4.2$MacOSX_x86 LibreOffice_project/0a0440ccc0227ad9829de5f46be37cfb6edcf72</meta:generator>
    <meta:document-statistic meta:table-count="0" meta:image-count="0" meta:object-count="23" meta:page-count="4" meta:paragraph-count="35" meta:word-count="310" meta:character-count="1820" meta:non-whitespace-character-count="1495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